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dpointReferenceBuilder.EndpointReference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dpointReferenceBuilder.getReference( ServiceEndpoint endpo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